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>Abstract:</text:p>
      <text:p text:style-name="Standard">Keywords:</text:p>
      <text:p text:style-name="Standard">Sobre este Articulo.</text:p>
      <text:p text:style-name="Standard"/>
      <text:p text:style-name="Standard">Si requiere saber a mayor detalle de la elaboración de este prototipo, puede referirse al Libro de tesis titulado SISTEMA DE MONITOREO Y CONTROL PARA EL FUNCIONAMIENTO DEL PROTOTIPO DE LA MÁQUINA DE NIEBLA SALINA PARA LOS LABORATORIOS DE LA FACULTAD DE INGENIERÍA MECÁNICA.</text:p>
      <text:p text:style-name="Standard"/>
      <text:p text:style-name="Standard">Introduccion:</text:p>
      <text:p text:style-name="Standard"/>
      <text:p text:style-name="Standard">Materiales y Métodos: El presente Articulo esta basado en el documento de Tesis de pregrado de la carrera de Ingeniería de Sistemas, titulado: “SISTEMA DE MONITOREO Y CONTROL PARA EL FUNCIONAMIENTO DEL PROTOTIPO DE LA MÁQUINA DE NIEBLA SALINA PARA LOS LABORATORIOS DE LA FACULTAD DE INGENIERÍA MECÁNICA”.</text:p>
      <text:p text:style-name="Standard">El mismo fue desarrollado por el Ingeniero Electrónico Luis Felipe Narváez Gómez, y puede hallarse en el repositorio CRAI de la Universidad Santo Tomas. De igual forma, varios de la materiales nombrados <text:s/>aquí pueden darse en evidencia en el repositorio del proyecto el cual se encuentra en Github titulado: “RuisoArt/Project_MaterialOxidationMachine”, repositorio de propiedad del Ing. Felipe Narváez.</text:p>
      <text:p text:style-name="Standard"/>
      <text:p text:style-name="Standard">Resultados:</text:p>
      <text:p text:style-name="Standard">Discusion:</text:p>
      <text:p text:style-name="Standard">Conclusiones:</text:p>
      <text:p text:style-name="Standard">Patentes:</text:p>
      <text:p text:style-name="Standard">Referencias: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is Felipe Narvaez Gomez</dc:creator>
    <meta:creation-date>2024-05-19T17:03:00Z</meta:creation-date>
    <dc:date>2024-06-11T14:38:00Z</dc:date>
    <meta:template xlink:href="Normal.dotm" xlink:type="simple"/>
    <meta:editing-cycles>7</meta:editing-cycles>
    <meta:editing-duration>PT13380S</meta:editing-duration>
    <meta:document-statistic meta:page-count="1" meta:paragraph-count="2" meta:word-count="169" meta:character-count="1100" meta:row-count="7" meta:non-whitespace-character-count="933"/>
  </office:meta>
</office:document-meta>
</file>